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baf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baf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baf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baf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baf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baf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baf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baf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baf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baf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baf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baf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baf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baf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baf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baf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baf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lexander Gabriel Ramos Rangel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0/6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977593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Beanny Enoe Ramos Rondó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81370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4.03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5" meta:non-whitespace-character-count="1006"/>
    <meta:template xlink:type="simple" xlink:actuate="onRequest" xlink:title="Normal" xlink:href=""/>
  </office:meta>
</office:document-meta>
</file>